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9bea1c" style:family="table">
      <style:table-properties style:rel-width="100" table:align="center"/>
    </style:style>
    <style:style style:name="9bea1c.0" style:family="table-column">
      <style:table-column-properties style:column-width="8.82cm"/>
    </style:style>
    <style:style style:name="9bea1c.1" style:family="table-column">
      <style:table-column-properties style:column-width="0.88cm"/>
    </style:style>
    <style:style style:name="9bea1c.2" style:family="table-column">
      <style:table-column-properties style:column-width="0.88cm"/>
    </style:style>
    <style:style style:name="9bea1c.3" style:family="table-column">
      <style:table-column-properties style:column-width="0.88cm"/>
    </style:style>
    <style:style style:name="9bea1c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 BOHJ080317MYNJRMA8</text:span></text:p>
        <text:p text:style-name="P4"><text:span text:style-name="T4"><text:s text:c="19"/>NOMBRE<text:s text:c="4"/>| JIMENA ARACELI BOJORQUEZ HERNANDEZ</text:span></text:p>
        <text:p text:style-name="P5"><text:span text:style-name="T5"><text:s text:c="5"/>CLAVE ESCUELA<text:s text:c="4"/>| 31PES0079A</text:span></text:p>
        <text:p text:style-name="P6"><text:span text:style-name="T6"><text:s text:c="24"/>NIVEL<text:s text:c="4"/>| SECUNDARIA</text:span></text:p>
        <text:p text:style-name="P7"><text:span text:style-name="T7"><text:s/>NOMBRE ESCUELA<text:s text:c="4"/>| FRAY DIEGO DE LANDA</text:span></text:p>
        <text:p text:style-name="P8"><text:span text:style-name="T8"><text:s text:c="22"/>GRADO<text:s text:c="3"/>|<text:s text:c="2"/>SEGUNDO GRADO</text:span></text:p>
        <text:p text:style-name="P9"><text:span text:style-name="T9"><text:s text:c="22"/>GRUPO<text:s text:c="3"/>|<text:s text:c="2"/>A</text:span></text:p>
        <text:p text:style-name="P10"><text:span text:style-name="T10"><text:s text:c="19"/>ESTATUS<text:s text:c="3"/>|<text:s text:c="2"/>Inscrito</text:span></text:p>
        <text:p text:style-name="P11"><text:span text:style-name="T11"/></text:p>
        <text:p text:style-name="P12"><text:span text:style-name="T12"><text:s text:c="58"/>CALIFICACIONES DEL CICLO 2020-2021</text:span></text:p>
        <text:p text:style-name="Standard"/>
        <table:table table:name="9bea1c" table:style="9bea1c">
          <table:table-column table:style-name="9bea1c.0"/>
          <table:table-column table:style-name="9bea1c.1"/>
          <table:table-column table:style-name="9bea1c.2"/>
          <table:table-column table:style-name="9bea1c.3"/>
          <table:table-column table:style-name="9bea1c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ESPAÑOL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ATICA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.CIV.ÉTI.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.FIS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IST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UTOR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ALORE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IDA SALUDABLE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9bea1c" style:family="table">
      <style:table-properties style:rel-width="100" table:align="center"/>
    </style:style>
    <style:style style:name="9bea1c.0" style:family="table-column">
      <style:table-column-properties style:column-width="8.82cm"/>
    </style:style>
    <style:style style:name="9bea1c.1" style:family="table-column">
      <style:table-column-properties style:column-width="0.88cm"/>
    </style:style>
    <style:style style:name="9bea1c.2" style:family="table-column">
      <style:table-column-properties style:column-width="0.88cm"/>
    </style:style>
    <style:style style:name="9bea1c.3" style:family="table-column">
      <style:table-column-properties style:column-width="0.88cm"/>
    </style:style>
    <style:style style:name="9bea1c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30T01:47:27.000</dc:date>
    <meta:generator>PHPWord</meta:generator>
    <meta:initial-creator/>
    <meta:creation-date>2021-05-30T01:47:27.000</meta:creation-date>
    <meta:keyword/>
    <meta:user-defined meta:name="Category"/>
    <meta:user-defined meta:name="Company"/>
    <meta:user-defined meta:name="Manager"/>
  </office:meta>
</office:document-meta>
</file>